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172abd" officeooo:paragraph-rsid="00172abd"/>
    </style:style>
    <style:style style:name="P2" style:family="paragraph" style:parent-style-name="Standard">
      <style:paragraph-properties fo:text-align="start" style:justify-single-word="false"/>
      <style:text-properties officeooo:rsid="00172abd" officeooo:paragraph-rsid="002758fc"/>
    </style:style>
    <style:style style:name="P3" style:family="paragraph" style:parent-style-name="Standard">
      <style:paragraph-properties fo:text-align="start" style:justify-single-word="false"/>
      <style:text-properties officeooo:rsid="001ac28c" officeooo:paragraph-rsid="001ac28c"/>
    </style:style>
    <style:style style:name="P4" style:family="paragraph" style:parent-style-name="Standard">
      <style:paragraph-properties fo:text-align="start" style:justify-single-word="false"/>
      <style:text-properties officeooo:rsid="001adc52" officeooo:paragraph-rsid="001adc52"/>
    </style:style>
    <style:style style:name="P5" style:family="paragraph" style:parent-style-name="Standard">
      <style:paragraph-properties fo:text-align="start" style:justify-single-word="false"/>
      <style:text-properties officeooo:rsid="001c56dc" officeooo:paragraph-rsid="001c56dc"/>
    </style:style>
    <style:style style:name="P6" style:family="paragraph" style:parent-style-name="Standard">
      <style:paragraph-properties fo:text-align="start" style:justify-single-word="false"/>
      <style:text-properties fo:color="#ff6600" officeooo:rsid="001c56dc" officeooo:paragraph-rsid="001fb6d2"/>
    </style:style>
    <style:style style:name="P7" style:family="paragraph" style:parent-style-name="Standard">
      <style:paragraph-properties fo:text-align="start" style:justify-single-word="false"/>
      <style:text-properties fo:color="#ff6600" officeooo:rsid="001c56dc" officeooo:paragraph-rsid="0021ad63"/>
    </style:style>
    <style:style style:name="P8" style:family="paragraph" style:parent-style-name="Standard">
      <style:paragraph-properties fo:text-align="start" style:justify-single-word="false"/>
      <style:text-properties fo:color="#ff6600" officeooo:rsid="001c56dc" officeooo:paragraph-rsid="0024056f"/>
    </style:style>
    <style:style style:name="P9" style:family="paragraph" style:parent-style-name="Standard">
      <style:paragraph-properties fo:text-align="start" style:justify-single-word="false"/>
      <style:text-properties fo:color="#ff6600" officeooo:rsid="001c56dc" officeooo:paragraph-rsid="002b2e4c"/>
    </style:style>
    <style:style style:name="P10" style:family="paragraph" style:parent-style-name="Standard">
      <style:paragraph-properties fo:text-align="start" style:justify-single-word="false"/>
      <style:text-properties fo:color="#ff6600" officeooo:rsid="001c56dc" officeooo:paragraph-rsid="002bae74"/>
    </style:style>
    <style:style style:name="P11" style:family="paragraph" style:parent-style-name="Standard">
      <style:paragraph-properties fo:text-align="start" style:justify-single-word="false"/>
      <style:text-properties fo:color="#ff6600" officeooo:rsid="001c56dc" officeooo:paragraph-rsid="002e3689"/>
    </style:style>
    <style:style style:name="P12" style:family="paragraph" style:parent-style-name="Standard">
      <style:paragraph-properties fo:text-align="start" style:justify-single-word="false"/>
      <style:text-properties fo:color="#ff6600" officeooo:rsid="0023200c" officeooo:paragraph-rsid="0023200c"/>
    </style:style>
    <style:style style:name="P13" style:family="paragraph" style:parent-style-name="Standard">
      <style:paragraph-properties fo:text-align="start" style:justify-single-word="false"/>
      <style:text-properties fo:color="#ff6600" officeooo:rsid="0021ad63" officeooo:paragraph-rsid="0021ad63"/>
    </style:style>
    <style:style style:name="P14" style:family="paragraph" style:parent-style-name="Standard">
      <style:paragraph-properties fo:text-align="start" style:justify-single-word="false"/>
      <style:text-properties fo:color="#ff6600" officeooo:rsid="001e0852" officeooo:paragraph-rsid="001fb6d2"/>
    </style:style>
    <style:style style:name="P15" style:family="paragraph" style:parent-style-name="Standard">
      <style:paragraph-properties fo:text-align="start" style:justify-single-word="false"/>
      <style:text-properties fo:color="#ff6600" officeooo:rsid="001e0852" officeooo:paragraph-rsid="0021ad63"/>
    </style:style>
    <style:style style:name="P16" style:family="paragraph" style:parent-style-name="Standard">
      <style:paragraph-properties fo:text-align="start" style:justify-single-word="false"/>
      <style:text-properties fo:color="#ff6600" officeooo:rsid="001fb6d2" officeooo:paragraph-rsid="001fb6d2"/>
    </style:style>
    <style:style style:name="P17" style:family="paragraph" style:parent-style-name="Standard">
      <style:paragraph-properties fo:text-align="start" style:justify-single-word="false"/>
      <style:text-properties fo:color="#ff6600" officeooo:rsid="0029d950" officeooo:paragraph-rsid="0029d950"/>
    </style:style>
    <style:style style:name="P18" style:family="paragraph" style:parent-style-name="Standard">
      <style:paragraph-properties fo:text-align="start" style:justify-single-word="false"/>
      <style:text-properties fo:color="#ff6600" officeooo:rsid="0029d950" officeooo:paragraph-rsid="002b2e4c"/>
    </style:style>
    <style:style style:name="P19" style:family="paragraph" style:parent-style-name="Standard">
      <style:paragraph-properties fo:text-align="start" style:justify-single-word="false"/>
      <style:text-properties fo:color="#ff6600" officeooo:rsid="002a2826" officeooo:paragraph-rsid="002a2826"/>
    </style:style>
    <style:style style:name="P20" style:family="paragraph" style:parent-style-name="Standard">
      <style:paragraph-properties fo:text-align="start" style:justify-single-word="false"/>
      <style:text-properties fo:color="#ff6600" officeooo:rsid="002a2826" officeooo:paragraph-rsid="002b2e4c"/>
    </style:style>
    <style:style style:name="P21" style:family="paragraph" style:parent-style-name="Standard">
      <style:paragraph-properties fo:text-align="start" style:justify-single-word="false"/>
      <style:text-properties fo:color="#ff6600" officeooo:rsid="002a2826" officeooo:paragraph-rsid="002e3689"/>
    </style:style>
    <style:style style:name="P22" style:family="paragraph" style:parent-style-name="Standard">
      <style:paragraph-properties fo:text-align="start" style:justify-single-word="false"/>
      <style:text-properties fo:color="#ff6600" officeooo:rsid="002b2e4c" officeooo:paragraph-rsid="002b2e4c"/>
    </style:style>
    <style:style style:name="P23" style:family="paragraph" style:parent-style-name="Standard">
      <style:paragraph-properties fo:text-align="start" style:justify-single-word="false"/>
      <style:text-properties fo:color="#ff6600" officeooo:rsid="002e3689" officeooo:paragraph-rsid="002e3689"/>
    </style:style>
    <style:style style:name="P24" style:family="paragraph" style:parent-style-name="Standard">
      <style:paragraph-properties fo:text-align="start" style:justify-single-word="false"/>
      <style:text-properties fo:color="#ff6600" officeooo:rsid="0024056f" officeooo:paragraph-rsid="002b2e4c"/>
    </style:style>
    <style:style style:name="P25" style:family="paragraph" style:parent-style-name="Standard">
      <style:paragraph-properties fo:text-align="start" style:justify-single-word="false"/>
      <style:text-properties fo:color="#ff3333" officeooo:rsid="0021ad63" officeooo:paragraph-rsid="0021ad63"/>
    </style:style>
    <style:style style:name="P26" style:family="paragraph" style:parent-style-name="Standard">
      <style:paragraph-properties fo:text-align="start" style:justify-single-word="false"/>
      <style:text-properties fo:color="#9900ff" officeooo:rsid="001ac28c" officeooo:paragraph-rsid="001ac28c"/>
    </style:style>
    <style:style style:name="P27" style:family="paragraph" style:parent-style-name="Standard">
      <style:paragraph-properties fo:text-align="start" style:justify-single-word="false"/>
      <style:text-properties fo:color="#9900ff" officeooo:rsid="0021ad63" officeooo:paragraph-rsid="0021ad63"/>
    </style:style>
    <style:style style:name="P28" style:family="paragraph" style:parent-style-name="Standard">
      <style:paragraph-properties fo:text-align="start" style:justify-single-word="false"/>
      <style:text-properties fo:color="#9900ff" officeooo:rsid="001877c8" officeooo:paragraph-rsid="001877c8"/>
    </style:style>
    <style:style style:name="P29" style:family="paragraph" style:parent-style-name="Standard">
      <style:paragraph-properties fo:text-align="start" style:justify-single-word="false"/>
      <style:text-properties fo:color="#9900ff" officeooo:rsid="001877c8" officeooo:paragraph-rsid="0024f0e1"/>
    </style:style>
    <style:style style:name="P30" style:family="paragraph" style:parent-style-name="Standard">
      <style:paragraph-properties fo:text-align="start" style:justify-single-word="false"/>
      <style:text-properties fo:color="#9900ff" officeooo:rsid="00193381" officeooo:paragraph-rsid="00193381"/>
    </style:style>
    <style:style style:name="P31" style:family="paragraph" style:parent-style-name="Standard">
      <style:paragraph-properties fo:text-align="start" style:justify-single-word="false"/>
      <style:text-properties fo:color="#9900ff" officeooo:rsid="001c56dc" officeooo:paragraph-rsid="001c56dc"/>
    </style:style>
    <style:style style:name="P32" style:family="paragraph" style:parent-style-name="Standard">
      <style:paragraph-properties fo:text-align="start" style:justify-single-word="false"/>
      <style:text-properties fo:color="#9900ff" officeooo:rsid="001c56dc" officeooo:paragraph-rsid="001e0852"/>
    </style:style>
    <style:style style:name="P33" style:family="paragraph" style:parent-style-name="Standard">
      <style:paragraph-properties fo:text-align="start" style:justify-single-word="false"/>
      <style:text-properties fo:color="#9900ff" officeooo:rsid="001c56dc" officeooo:paragraph-rsid="001fb6d2"/>
    </style:style>
    <style:style style:name="P34" style:family="paragraph" style:parent-style-name="Standard">
      <style:paragraph-properties fo:text-align="start" style:justify-single-word="false"/>
      <style:text-properties fo:color="#9900ff" officeooo:rsid="001c56dc" officeooo:paragraph-rsid="0021ad63"/>
    </style:style>
    <style:style style:name="P35" style:family="paragraph" style:parent-style-name="Standard">
      <style:paragraph-properties fo:text-align="start" style:justify-single-word="false"/>
      <style:text-properties fo:color="#9900ff" officeooo:rsid="001c56dc" officeooo:paragraph-rsid="002b2e4c"/>
    </style:style>
    <style:style style:name="P36" style:family="paragraph" style:parent-style-name="Standard">
      <style:paragraph-properties fo:text-align="start" style:justify-single-word="false"/>
      <style:text-properties fo:color="#9900ff" officeooo:rsid="001c56dc" officeooo:paragraph-rsid="002e3689"/>
    </style:style>
    <style:style style:name="P37" style:family="paragraph" style:parent-style-name="Standard">
      <style:paragraph-properties fo:text-align="start" style:justify-single-word="false"/>
      <style:text-properties fo:color="#9900ff" officeooo:rsid="0023200c" officeooo:paragraph-rsid="0023200c"/>
    </style:style>
    <style:style style:name="P38" style:family="paragraph" style:parent-style-name="Standard">
      <style:paragraph-properties fo:text-align="start" style:justify-single-word="false"/>
      <style:text-properties fo:color="#9900ff" officeooo:rsid="0024056f" officeooo:paragraph-rsid="0024056f"/>
    </style:style>
    <style:style style:name="P39" style:family="paragraph" style:parent-style-name="Standard">
      <style:paragraph-properties fo:text-align="start" style:justify-single-word="false"/>
      <style:text-properties fo:color="#9900ff" officeooo:rsid="0029d950" officeooo:paragraph-rsid="0029d950"/>
    </style:style>
    <style:style style:name="P40" style:family="paragraph" style:parent-style-name="Standard">
      <style:paragraph-properties fo:text-align="start" style:justify-single-word="false"/>
      <style:text-properties fo:color="#9900ff" officeooo:rsid="0029d950" officeooo:paragraph-rsid="002bae74"/>
    </style:style>
    <style:style style:name="P41" style:family="paragraph" style:parent-style-name="Standard">
      <style:paragraph-properties fo:text-align="start" style:justify-single-word="false"/>
      <style:text-properties fo:color="#9900ff" officeooo:rsid="002b2e4c" officeooo:paragraph-rsid="002b2e4c"/>
    </style:style>
    <style:style style:name="P42" style:family="paragraph" style:parent-style-name="Standard">
      <style:paragraph-properties fo:text-align="start" style:justify-single-word="false"/>
      <style:text-properties fo:color="#9900ff" officeooo:rsid="002e3689" officeooo:paragraph-rsid="002e3689"/>
    </style:style>
    <style:style style:name="P43" style:family="paragraph" style:parent-style-name="Standard">
      <style:paragraph-properties fo:text-align="start" style:justify-single-word="false"/>
      <style:text-properties fo:color="#9900ff" officeooo:rsid="002e3689" officeooo:paragraph-rsid="002fe8f9"/>
    </style:style>
    <style:style style:name="P44" style:family="paragraph" style:parent-style-name="Standard">
      <style:paragraph-properties fo:text-align="start" style:justify-single-word="false"/>
      <style:text-properties fo:color="#9900ff" officeooo:rsid="002fe8f9" officeooo:paragraph-rsid="002fe8f9"/>
    </style:style>
    <style:style style:name="P45" style:family="paragraph" style:parent-style-name="Standard">
      <style:paragraph-properties fo:text-align="start" style:justify-single-word="false"/>
      <style:text-properties officeooo:rsid="0023200c" officeooo:paragraph-rsid="0023200c"/>
    </style:style>
    <style:style style:name="P46" style:family="paragraph" style:parent-style-name="Standard">
      <style:paragraph-properties fo:text-align="start" style:justify-single-word="false"/>
      <style:text-properties officeooo:rsid="0024056f" officeooo:paragraph-rsid="0024056f"/>
    </style:style>
    <style:style style:name="P47" style:family="paragraph" style:parent-style-name="Standard">
      <style:paragraph-properties fo:text-align="start" style:justify-single-word="false"/>
      <style:text-properties fo:color="#ff0000" officeooo:rsid="0024f0e1" officeooo:paragraph-rsid="0024f0e1"/>
    </style:style>
    <style:style style:name="P48" style:family="paragraph" style:parent-style-name="Standard">
      <style:paragraph-properties fo:text-align="start" style:justify-single-word="false"/>
      <style:text-properties officeooo:rsid="0029d950" officeooo:paragraph-rsid="0029d950"/>
    </style:style>
    <style:style style:name="P49" style:family="paragraph" style:parent-style-name="Standard">
      <style:paragraph-properties fo:text-align="start" style:justify-single-word="false"/>
      <style:text-properties officeooo:rsid="002a2826" officeooo:paragraph-rsid="002b2e4c"/>
    </style:style>
    <style:style style:name="P50" style:family="paragraph" style:parent-style-name="Standard">
      <style:paragraph-properties fo:text-align="start" style:justify-single-word="false"/>
      <style:text-properties officeooo:rsid="002e3689" officeooo:paragraph-rsid="002e3689"/>
    </style:style>
    <style:style style:name="P51" style:family="paragraph" style:parent-style-name="Standard">
      <style:paragraph-properties fo:text-align="start" style:justify-single-word="false"/>
      <style:text-properties fo:color="#9900ff" officeooo:rsid="001877c8" officeooo:paragraph-rsid="00345c2f"/>
    </style:style>
    <style:style style:name="P52" style:family="paragraph" style:parent-style-name="Standard">
      <style:paragraph-properties fo:text-align="start" style:justify-single-word="false"/>
      <style:text-properties fo:color="#9900ff" officeooo:rsid="001c56dc" officeooo:paragraph-rsid="00318c70"/>
    </style:style>
    <style:style style:name="P53" style:family="paragraph" style:parent-style-name="Standard">
      <style:paragraph-properties fo:text-align="start" style:justify-single-word="false"/>
      <style:text-properties fo:color="#9900ff" officeooo:rsid="001c56dc" officeooo:paragraph-rsid="0036e8df"/>
    </style:style>
    <style:style style:name="P54" style:family="paragraph" style:parent-style-name="Standard">
      <style:paragraph-properties fo:text-align="start" style:justify-single-word="false"/>
      <style:text-properties fo:color="#9900ff" officeooo:rsid="001c56dc" officeooo:paragraph-rsid="002e3689"/>
    </style:style>
    <style:style style:name="P55" style:family="paragraph" style:parent-style-name="Standard">
      <style:paragraph-properties fo:text-align="start" style:justify-single-word="false"/>
      <style:text-properties fo:color="#9900ff" officeooo:rsid="002e3689" officeooo:paragraph-rsid="002fe8f9"/>
    </style:style>
    <style:style style:name="P56" style:family="paragraph" style:parent-style-name="Standard">
      <style:paragraph-properties fo:text-align="start" style:justify-single-word="false"/>
      <style:text-properties fo:color="#9900ff" officeooo:rsid="002e3689" officeooo:paragraph-rsid="0032b243"/>
    </style:style>
    <style:style style:name="P57" style:family="paragraph" style:parent-style-name="Standard">
      <style:paragraph-properties fo:text-align="start" style:justify-single-word="false"/>
      <style:text-properties fo:color="#9900ff" officeooo:rsid="0024056f" officeooo:paragraph-rsid="0035e0bb"/>
    </style:style>
    <style:style style:name="P58" style:family="paragraph" style:parent-style-name="Standard">
      <style:paragraph-properties fo:text-align="start" style:justify-single-word="false"/>
      <style:text-properties fo:color="#9900ff" officeooo:rsid="0035e0bb" officeooo:paragraph-rsid="0035e0bb"/>
    </style:style>
    <style:style style:name="P59" style:family="paragraph" style:parent-style-name="Standard">
      <style:paragraph-properties fo:text-align="start" style:justify-single-word="false"/>
      <style:text-properties fo:color="#9900ff" officeooo:paragraph-rsid="002bae74"/>
    </style:style>
    <style:style style:name="P60" style:family="paragraph" style:parent-style-name="Standard">
      <style:paragraph-properties fo:text-align="start" style:justify-single-word="false"/>
      <style:text-properties fo:color="#9900ff" officeooo:paragraph-rsid="0036e8df"/>
    </style:style>
    <style:style style:name="P61" style:family="paragraph" style:parent-style-name="Standard">
      <style:paragraph-properties fo:text-align="start" style:justify-single-word="false"/>
      <style:text-properties fo:color="#9900ff" officeooo:rsid="0029d950" officeooo:paragraph-rsid="0036e8df"/>
    </style:style>
    <style:style style:name="P62" style:family="paragraph" style:parent-style-name="Standard">
      <style:paragraph-properties fo:text-align="start" style:justify-single-word="false"/>
      <style:text-properties fo:color="#9900ff" officeooo:rsid="0029d950" officeooo:paragraph-rsid="00378309"/>
    </style:style>
    <style:style style:name="P63" style:family="paragraph" style:parent-style-name="Standard">
      <style:paragraph-properties fo:text-align="start" style:justify-single-word="false"/>
      <style:text-properties fo:color="#9900ff" officeooo:rsid="0036e8df" officeooo:paragraph-rsid="0036e8df"/>
    </style:style>
    <style:style style:name="P64" style:family="paragraph" style:parent-style-name="Standard">
      <style:paragraph-properties fo:text-align="start" style:justify-single-word="false"/>
      <style:text-properties fo:color="#9900ff" officeooo:rsid="0036e8df" officeooo:paragraph-rsid="00378309"/>
    </style:style>
    <style:style style:name="P65" style:family="paragraph" style:parent-style-name="Standard">
      <style:paragraph-properties fo:text-align="start" style:justify-single-word="false"/>
      <style:text-properties fo:color="#9900ff" officeooo:rsid="00378309" officeooo:paragraph-rsid="00378309"/>
    </style:style>
    <style:style style:name="P66" style:family="paragraph" style:parent-style-name="Standard">
      <style:paragraph-properties fo:text-align="start" style:justify-single-word="false"/>
      <style:text-properties fo:color="#ff6600" officeooo:rsid="0021ad63" officeooo:paragraph-rsid="00318c70"/>
    </style:style>
    <style:style style:name="P67" style:family="paragraph" style:parent-style-name="Standard">
      <style:paragraph-properties fo:text-align="start" style:justify-single-word="false"/>
      <style:text-properties fo:color="#ff6600" officeooo:rsid="0021ad63" officeooo:paragraph-rsid="0035e0bb"/>
    </style:style>
    <style:style style:name="P68" style:family="paragraph" style:parent-style-name="Standard">
      <style:paragraph-properties fo:text-align="start" style:justify-single-word="false"/>
      <style:text-properties fo:color="#ff6600" officeooo:rsid="002e3689" officeooo:paragraph-rsid="0035e0bb"/>
    </style:style>
    <style:style style:name="P69" style:family="paragraph" style:parent-style-name="Standard">
      <style:paragraph-properties fo:text-align="start" style:justify-single-word="false"/>
      <style:text-properties fo:color="#ff6600" officeooo:rsid="002e3689" officeooo:paragraph-rsid="0036e8df"/>
    </style:style>
    <style:style style:name="P70" style:family="paragraph" style:parent-style-name="Standard">
      <style:paragraph-properties fo:text-align="start" style:justify-single-word="false"/>
      <style:text-properties fo:color="#ff6600" officeooo:rsid="002b2e4c" officeooo:paragraph-rsid="0032b243"/>
    </style:style>
    <style:style style:name="P71" style:family="paragraph" style:parent-style-name="Standard">
      <style:paragraph-properties fo:text-align="start" style:justify-single-word="false"/>
      <style:text-properties fo:color="#ff6600" officeooo:rsid="002b2e4c" officeooo:paragraph-rsid="0036e8df"/>
    </style:style>
    <style:style style:name="P72" style:family="paragraph" style:parent-style-name="Standard">
      <style:paragraph-properties fo:text-align="start" style:justify-single-word="false"/>
      <style:text-properties fo:color="#ff6600" officeooo:rsid="002bae74" officeooo:paragraph-rsid="0036e8df"/>
    </style:style>
    <style:style style:name="P73" style:family="paragraph" style:parent-style-name="Standard">
      <style:paragraph-properties fo:text-align="start" style:justify-single-word="false"/>
      <style:text-properties fo:color="#ff6600" officeooo:rsid="001c56dc" officeooo:paragraph-rsid="0036e8df"/>
    </style:style>
    <style:style style:name="P74" style:family="paragraph" style:parent-style-name="Standard">
      <style:paragraph-properties fo:text-align="start" style:justify-single-word="false"/>
      <style:text-properties fo:color="#ff6600" officeooo:rsid="0029d950" officeooo:paragraph-rsid="0036e8df"/>
    </style:style>
    <style:style style:name="P75" style:family="paragraph" style:parent-style-name="Standard">
      <style:paragraph-properties fo:text-align="start" style:justify-single-word="false"/>
      <style:text-properties fo:color="#ff6600" officeooo:rsid="0029d950" officeooo:paragraph-rsid="002b2e4c"/>
    </style:style>
    <style:style style:name="P76" style:family="paragraph" style:parent-style-name="Standard">
      <style:paragraph-properties fo:text-align="start" style:justify-single-word="false"/>
      <style:text-properties fo:color="#ff6600" officeooo:rsid="0029d950" officeooo:paragraph-rsid="0029d950"/>
    </style:style>
    <style:style style:name="P77" style:family="paragraph" style:parent-style-name="Standard">
      <style:paragraph-properties fo:text-align="start" style:justify-single-word="false"/>
      <style:text-properties fo:color="#ff6600" officeooo:rsid="0036e8df" officeooo:paragraph-rsid="0036e8df"/>
    </style:style>
    <style:style style:name="P78" style:family="paragraph" style:parent-style-name="Standard">
      <style:paragraph-properties fo:text-align="start" style:justify-single-word="false"/>
      <style:text-properties fo:color="#ff6600" officeooo:rsid="0024f0e1" officeooo:paragraph-rsid="002b2e4c"/>
    </style:style>
    <style:style style:name="P79" style:family="paragraph" style:parent-style-name="Standard">
      <style:paragraph-properties fo:text-align="start" style:justify-single-word="false"/>
      <style:text-properties officeooo:rsid="002e3689" officeooo:paragraph-rsid="0032b243"/>
    </style:style>
    <style:style style:name="P80" style:family="paragraph" style:parent-style-name="Standard">
      <style:paragraph-properties fo:text-align="start" style:justify-single-word="false"/>
      <style:text-properties fo:color="#000000" officeooo:rsid="002e3689" officeooo:paragraph-rsid="002fe8f9"/>
    </style:style>
    <style:style style:name="P81" style:family="paragraph" style:parent-style-name="Standard">
      <style:paragraph-properties fo:text-align="start" style:justify-single-word="false"/>
      <style:text-properties fo:color="#000000" officeooo:rsid="0035e0bb" officeooo:paragraph-rsid="0035e0bb"/>
    </style:style>
    <style:style style:name="P82" style:family="paragraph" style:parent-style-name="Standard">
      <style:paragraph-properties fo:text-align="start" style:justify-single-word="false"/>
      <style:text-properties officeooo:rsid="001ac28c" officeooo:paragraph-rsid="001ac28c"/>
    </style:style>
    <style:style style:name="P83" style:family="paragraph" style:parent-style-name="Standard">
      <style:paragraph-properties fo:text-align="start" style:justify-single-word="false"/>
      <style:text-properties fo:color="#ff0000" officeooo:rsid="0029d950" officeooo:paragraph-rsid="002e3689"/>
    </style:style>
    <style:style style:name="T1" style:family="text">
      <style:text-properties officeooo:rsid="001877c8"/>
    </style:style>
    <style:style style:name="T2" style:family="text">
      <style:text-properties officeooo:rsid="00193381"/>
    </style:style>
    <style:style style:name="T3" style:family="text">
      <style:text-properties officeooo:rsid="001ac28c"/>
    </style:style>
    <style:style style:name="T4" style:family="text">
      <style:text-properties officeooo:rsid="001adc52"/>
    </style:style>
    <style:style style:name="T5" style:family="text">
      <style:text-properties officeooo:rsid="001c56dc"/>
    </style:style>
    <style:style style:name="T6" style:family="text">
      <style:text-properties officeooo:rsid="001e0852"/>
    </style:style>
    <style:style style:name="T7" style:family="text">
      <style:text-properties officeooo:rsid="001fb6d2"/>
    </style:style>
    <style:style style:name="T8" style:family="text">
      <style:text-properties officeooo:rsid="0021ad63"/>
    </style:style>
    <style:style style:name="T9" style:family="text">
      <style:text-properties officeooo:rsid="0024056f"/>
    </style:style>
    <style:style style:name="T10" style:family="text">
      <style:text-properties officeooo:rsid="00245af2"/>
    </style:style>
    <style:style style:name="T11" style:family="text">
      <style:text-properties fo:color="#ff0000"/>
    </style:style>
    <style:style style:name="T12" style:family="text">
      <style:text-properties fo:color="#ff0000" officeooo:rsid="00193381"/>
    </style:style>
    <style:style style:name="T13" style:family="text">
      <style:text-properties fo:color="#ff0000" style:text-position="super 58%" officeooo:rsid="0024f0e1"/>
    </style:style>
    <style:style style:name="T14" style:family="text">
      <style:text-properties fo:color="#ff0000" style:text-position="super 58%" officeooo:rsid="00318c70"/>
    </style:style>
    <style:style style:name="T15" style:family="text">
      <style:text-properties fo:color="#ff0000" officeooo:rsid="0024f0e1"/>
    </style:style>
    <style:style style:name="T16" style:family="text">
      <style:text-properties fo:color="#ff0000" officeooo:rsid="0021ad63"/>
    </style:style>
    <style:style style:name="T17" style:family="text">
      <style:text-properties fo:color="#ff0000" officeooo:rsid="00318c70"/>
    </style:style>
    <style:style style:name="T18" style:family="text">
      <style:text-properties fo:color="#ff0000" officeooo:rsid="00345c2f"/>
    </style:style>
    <style:style style:name="T19" style:family="text">
      <style:text-properties fo:color="#ff0000" officeooo:rsid="0035e0bb"/>
    </style:style>
    <style:style style:name="T20" style:family="text">
      <style:text-properties fo:color="#ff0000" officeooo:rsid="0036e8df"/>
    </style:style>
    <style:style style:name="T21" style:family="text">
      <style:text-properties fo:color="#ff0000" officeooo:rsid="002b2e4c"/>
    </style:style>
    <style:style style:name="T22" style:family="text">
      <style:text-properties fo:color="#ff0000" officeooo:rsid="00378309"/>
    </style:style>
    <style:style style:name="T23" style:family="text">
      <style:text-properties fo:color="#ff0000" officeooo:rsid="0029d950"/>
    </style:style>
    <style:style style:name="T24" style:family="text">
      <style:text-properties fo:color="#ff0000" officeooo:rsid="002a2826"/>
    </style:style>
    <style:style style:name="T25" style:family="text">
      <style:text-properties officeooo:rsid="00275d32"/>
    </style:style>
    <style:style style:name="T26" style:family="text">
      <style:text-properties officeooo:rsid="0027c609"/>
    </style:style>
    <style:style style:name="T27" style:family="text">
      <style:text-properties fo:color="#ff3333"/>
    </style:style>
    <style:style style:name="T28" style:family="text">
      <style:text-properties fo:color="#ff3333" officeooo:rsid="00193381"/>
    </style:style>
    <style:style style:name="T29" style:family="text">
      <style:text-properties fo:color="#ff3333" officeooo:rsid="0024f0e1"/>
    </style:style>
    <style:style style:name="T30" style:family="text">
      <style:text-properties fo:color="#ff3333" officeooo:rsid="002a2826"/>
    </style:style>
    <style:style style:name="T31" style:family="text">
      <style:text-properties fo:color="#ff3333" officeooo:rsid="0036e8df"/>
    </style:style>
    <style:style style:name="T32" style:family="text">
      <style:text-properties fo:color="#ff3333" officeooo:rsid="0029d950"/>
    </style:style>
    <style:style style:name="T33" style:family="text">
      <style:text-properties fo:color="#ff3333" officeooo:rsid="00378309"/>
    </style:style>
    <style:style style:name="T34" style:family="text">
      <style:text-properties officeooo:rsid="002a2826"/>
    </style:style>
    <style:style style:name="T35" style:family="text">
      <style:text-properties officeooo:rsid="002b2e4c"/>
    </style:style>
    <style:style style:name="T36" style:family="text">
      <style:text-properties fo:color="#ff6600"/>
    </style:style>
    <style:style style:name="T37" style:family="text">
      <style:text-properties fo:color="#ff6600" officeooo:rsid="002b2e4c"/>
    </style:style>
    <style:style style:name="T38" style:family="text">
      <style:text-properties fo:color="#ff6600" officeooo:rsid="002e3689"/>
    </style:style>
    <style:style style:name="T39" style:family="text">
      <style:text-properties fo:color="#ff6600" officeooo:rsid="00318c70"/>
    </style:style>
    <style:style style:name="T40" style:family="text">
      <style:text-properties fo:color="#ff6600" officeooo:rsid="0036e8df"/>
    </style:style>
    <style:style style:name="T41" style:family="text">
      <style:text-properties officeooo:rsid="002bae74"/>
    </style:style>
    <style:style style:name="T42" style:family="text">
      <style:text-properties officeooo:rsid="002c50a2"/>
    </style:style>
    <style:style style:name="T43" style:family="text">
      <style:text-properties officeooo:rsid="002e3689"/>
    </style:style>
    <style:style style:name="T44" style:family="text">
      <style:text-properties officeooo:rsid="002fe8f9"/>
    </style:style>
    <style:style style:name="T45" style:family="text">
      <style:text-properties officeooo:rsid="00318c70"/>
    </style:style>
    <style:style style:name="T46" style:family="text">
      <style:text-properties fo:color="#9900ff"/>
    </style:style>
    <style:style style:name="T47" style:family="text">
      <style:text-properties fo:color="#9900ff" officeooo:rsid="00318c70"/>
    </style:style>
    <style:style style:name="T48" style:family="text">
      <style:text-properties fo:color="#9900ff" officeooo:rsid="0021ad63"/>
    </style:style>
    <style:style style:name="T49" style:family="text">
      <style:text-properties fo:color="#9900ff" officeooo:rsid="0024056f"/>
    </style:style>
    <style:style style:name="T50" style:family="text">
      <style:text-properties officeooo:rsid="00329abf"/>
    </style:style>
    <style:style style:name="T51" style:family="text">
      <style:text-properties officeooo:rsid="0032b243"/>
    </style:style>
    <style:style style:name="T52" style:family="text">
      <style:text-properties fo:color="#000000" officeooo:rsid="002e3689"/>
    </style:style>
    <style:style style:name="T53" style:family="text">
      <style:text-properties officeooo:rsid="0035e0bb"/>
    </style:style>
    <style:style style:name="T54" style:family="text">
      <style:text-properties officeooo:rsid="0036e8df"/>
    </style:style>
    <style:style style:name="T55" style:family="text">
      <style:text-properties officeooo:rsid="0029d950"/>
    </style:style>
    <style:style style:name="T56" style:family="text">
      <style:text-properties officeooo:rsid="0024f0e1"/>
    </style:style>
    <style:style style:name="T57" style:family="text">
      <style:text-properties officeooo:rsid="003783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Legend:</text:p>
      <text:p text:style-name="P37">Main Story Options</text:p>
      <text:p text:style-name="P12">Side Quest Options</text:p>
      <text:p text:style-name="P47">Dependencies</text:p>
      <text:p text:style-name="P12"/>
      <text:p text:style-name="P2">On a summer day in the hot August heat, <text:span text:style-name="T1">you’ve finally</text:span> reache<text:span text:style-name="T1">d</text:span> the back of the moving truck. There’s not much room left in the house, so <text:span text:style-name="T1">you</text:span> decide to bring the <text:span text:style-name="T1">last </text:span>remaining boxes to the garage. Upon entering the garage, <text:span text:style-name="T1">you</text:span> notice that the previous owners didn’t bother to clean the garage from their belongings. Looks like <text:span text:style-name="T1">you</text:span>’ll have to clea<text:span text:style-name="T1">n this mess up</text:span> <text:span text:style-name="T1">your</text:span>self. There’s a broken down s<text:span text:style-name="T1">h</text:span>el<text:span text:style-name="T1">ving unit</text:span> <text:span text:style-name="T1">sitting on top of a worn out carpet</text:span> to the far right of the room, <text:span text:style-name="T1">and</text:span> a few crates are sitting collecting dust <text:span text:style-name="T1">i</text:span>n the left corner of the room.</text:p>
      <text:p text:style-name="P1"/>
      <text:p text:style-name="P29">1) Move crates. <text:span text:style-name="T17">(1</text:span><text:span text:style-name="T14">st</text:span><text:span text:style-name="T17">: Show text &amp; add 25 Smeckles to inventory)</text:span><text:span text:style-name="T12">(2</text:span><text:span text:style-name="T13">nd</text:span><text:span text:style-name="T15">: There doesn’t seem to be anything there.)</text:span></text:p>
      <text:p text:style-name="P28">You’ve found a pile of coins of what seems like a foreign currency. A crown bearing jellybean is portrayed on each side of the coins with the word ‘<text:span text:style-name="T25">S</text:span>meckle’ engraved at the bottom. Wow, what a score this’ll <text:span text:style-name="T5">make</text:span> in your coin collection! <text:s/></text:p>
      <text:p text:style-name="P28"/>
      <text:p text:style-name="P51">2) <text:span text:style-name="T2">Move shelving unit.</text:span><text:span text:style-name="T12"> </text:span><text:span text:style-name="T17">(1</text:span><text:span text:style-name="T14">st</text:span><text:span text:style-name="T17">: </text:span><text:span text:style-name="T18">show text and add Rick’s </text:span><text:span text:style-name="T19">D</text:span><text:span text:style-name="T18">iary to inventory</text:span><text:span text:style-name="T17">)</text:span><text:span text:style-name="T12">(2</text:span><text:span text:style-name="T13">nd</text:span><text:span text:style-name="T15"> time: There doesn’t seem to be anything there.)</text:span></text:p>
      <text:p text:style-name="P30">As you wrap your arms around the shelving unit, a diary topples over. You don’t think you should read someone else’s personal diary, but having to clean someone else’s mess <text:span text:style-name="T45">h</text:span>as made you feel somewhat <text:span text:style-name="T5">rebellious</text:span>, so you open it. Most of its content is filled with gibberish mathematical equations <text:span text:style-name="T4">but</text:span> <text:span text:style-name="T4">t</text:span>he last entry <text:span text:style-name="T4">stands out, it </text:span>reads - “These posers discovered the combination to my safe, <text:span text:style-name="T3">I HAD to make them pay. Anyway, time to</text:span> change it now; <text:span text:style-name="T3">maybe I’ll use the year Doc Brown took Marty back in time. For anyone wanting to crack my safe, that year is ‘1955’. God, Back to the Future is such a great movie!”. This seems like an odd man, you think to yourself. Anyhow, you finish moving the shelving unit.</text:span></text:p>
      <text:p text:style-name="P30"/>
      <text:p text:style-name="P26">3a) Move carpet <text:span text:style-name="T15">(with</text:span><text:span text:style-name="T18">out diary in inventory</text:span><text:span text:style-name="T15">)</text:span><text:span text:style-name="T11">.</text:span></text:p>
      <text:p text:style-name="P26">You have back pain and weak knees. You can’t move the carpet with the shelving unit on. This reminds you of how weak and all alone you are and you start to feel sad.</text:p>
      <text:p text:style-name="P26"/>
      <text:p text:style-name="P26">3b) Move carpet <text:span text:style-name="T15">(with</text:span><text:span text:style-name="T18"> diary in inventory</text:span><text:span text:style-name="T15">)</text:span><text:span text:style-name="T11">.</text:span></text:p>
      <text:p text:style-name="P26">You’ve discarded the carpet and uncovered a trap door. Da na na naaaaaaaaa!</text:p>
      <text:p text:style-name="P26"/>
      <text:p text:style-name="P31">4) Print Inventory.</text:p>
      <text:p text:style-name="P31"/>
      <text:p text:style-name="P31">5) Save and Exit.</text:p>
      <text:p text:style-name="P3"/>
      <text:p text:style-name="P4">You pull the rope attached to the trap door and lift it. A stairway is <text:span text:style-name="T5">unveiled</text:span>, and a set of <text:span text:style-name="T5">straight tube halogen</text:span> lights <text:span text:style-name="T9">are</text:span> engaged <text:span text:style-name="T5">in series</text:span> – lighting your way down. You decide <text:span text:style-name="T5">you’re brave today and make your way downstairs</text:span>. A quick inspection of the room <text:span text:style-name="T5">reveals</text:span> a workbench with various common tools, a <text:span text:style-name="T5">large box covered with a blanket, a lab coat hanging on a hook and a safe.</text:span></text:p>
      <text:p text:style-name="P4"/>
      <text:p text:style-name="P52">1) Look at workbench <text:span text:style-name="T17">(1</text:span><text:span text:style-name="T14">st</text:span><text:span text:style-name="T17">: Show text &amp; add </text:span><text:span text:style-name="T19">S</text:span><text:span text:style-name="T17">crewdrivers, </text:span><text:span text:style-name="T19">S</text:span><text:span text:style-name="T17">oldering </text:span><text:span text:style-name="T19">K</text:span><text:span text:style-name="T17">it, </text:span><text:span text:style-name="T19">S</text:span><text:span text:style-name="T17">ledgehammer to inventory)</text:span><text:span text:style-name="T12">(2</text:span><text:span text:style-name="T13">nd</text:span><text:span text:style-name="T15"> time: There doesn’t seem to be anything there.)</text:span></text:p>
      <text:p text:style-name="P31">Just your basic small electronics tool set: an arrangement of screwdrivers, a soldering kit and a sledgehammer. <text:span text:style-name="T6">Well, they’re yours now, b</text:span>etter add these to your inventory!</text:p>
      <text:p text:style-name="P5"><text:soft-page-break/></text:p>
      <text:p text:style-name="P32">2) <text:span text:style-name="T6">Look at large box</text:span></text:p>
      <text:p text:style-name="P33"><text:span text:style-name="T6">You remove the blanket off the box and it reveals a kennel with a cute fluffy white dog inside. ‘What kind of human being would leave their dog behind?’ you think to yourself. You decide animal control would probably be the best people to handle this situation, so you pick up your phone and start dialing when suddenly a voice comes from what seems to be the dog collar - “Greetings fellow human. My name is ‘Snowballs’ I have been locked in this cage and forgotten by my owner. Would you be so kind as to liberate me?”</text:span></text:p>
      <text:p text:style-name="P14"><text:tab/></text:p>
      <text:p text:style-name="P6"/>
      <text:p text:style-name="P16">1) Talk to Snowballs.</text:p>
      <text:p text:style-name="P6">“<text:span text:style-name="T7">Perhaps the key could be found somewhere around this room. Your cooperation in this matter is greatly appreciated.”</text:span></text:p>
      <text:p text:style-name="P6"/>
      <text:p text:style-name="P67">2a) Open the cage. <text:span text:style-name="T11">(With</text:span><text:span text:style-name="T19">out</text:span><text:span text:style-name="T11"> </text:span><text:span text:style-name="T22">Cage </text:span><text:span text:style-name="T11">key in inventory).</text:span></text:p>
      <text:p text:style-name="P15">The cage is locked.</text:p>
      <text:p text:style-name="P7"/>
      <text:p text:style-name="P7"><text:span text:style-name="T8">2b) Open the cage. </text:span><text:span text:style-name="T16">(With </text:span><text:span text:style-name="T22">Cage </text:span><text:span text:style-name="T16">key in inventory).</text:span></text:p>
      <text:p text:style-name="P13">“You saved my life ‘Jerry’. Your actions will not be forgotten. However, no humans can be allowed to live, and your species must be extinct. Good bye Jerry.” - GAME OVER</text:p>
      <text:p text:style-name="P7"/>
      <text:p text:style-name="P13">2c) Open the cage. <text:span text:style-name="T11">(</text:span><text:span text:style-name="T15">With </text:span><text:span text:style-name="T11">sledgehammer </text:span><text:span text:style-name="T15">in inventory</text:span><text:span text:style-name="T11">).</text:span></text:p>
      <text:p text:style-name="P13">“You saved my life Jerry. Your actions will not be forgotten. However, no humans can be allowed to live - your species must be extinct. Good bye Jerry.” - GAME OVER</text:p>
      <text:p text:style-name="P7"/>
      <text:p text:style-name="P13">3) Ignore the cute fluffy white dog begging for help. <text:span text:style-name="T47">(go back to previous menu)</text:span></text:p>
      <text:p text:style-name="P13"/>
      <text:p text:style-name="P8"><text:span text:style-name="T9">4</text:span>) Print Inventory.</text:p>
      <text:p text:style-name="P8"/>
      <text:p text:style-name="P8"><text:span text:style-name="T9">5</text:span>) Save and Exit.</text:p>
      <text:p text:style-name="P25"/>
      <text:p text:style-name="P57">3) <text:span text:style-name="T10">Search</text:span> lab coat. <text:span text:style-name="T17">(1</text:span><text:span text:style-name="T14">st</text:span><text:span text:style-name="T17">: Show text &amp; add </text:span><text:span text:style-name="T19">Cage Key and Safe Key</text:span><text:span text:style-name="T17"> to inventory)</text:span><text:span text:style-name="T12">(2</text:span><text:span text:style-name="T13">nd</text:span><text:span text:style-name="T15"> time: There doesn’t seem to be anything there.)</text:span></text:p>
      <text:p text:style-name="P38">Upon touching the lab coat, you hear a sound coming from one of the pocket. You found <text:span text:style-name="T53">two</text:span> key<text:span text:style-name="T53">s</text:span>! <text:span text:style-name="T53">One key is labeled ‘Kennel’ the other, ‘Safe’.</text:span></text:p>
      <text:p text:style-name="P38"/>
      <text:p text:style-name="P27"><text:span text:style-name="T9">4a</text:span>) Open safe.<text:span text:style-name="T11"> </text:span><text:span text:style-name="T19">(With </text:span><text:span text:style-name="T22">Safe K</text:span><text:span text:style-name="T19">ey in inventory)</text:span></text:p>
      <text:p text:style-name="P81">Go to <text:s/><text:span text:style-name="T26">END OF ROOM 1</text:span></text:p>
      <text:p text:style-name="P81"/>
      <text:p text:style-name="P81"><text:span text:style-name="T49">4</text:span><text:span text:style-name="T46">b</text:span><text:span text:style-name="T48">) Open safe.</text:span><text:span text:style-name="T16"> </text:span><text:span text:style-name="T11">(Without </text:span><text:span text:style-name="T22">Safe K</text:span><text:span text:style-name="T11">ey in inventory)</text:span></text:p>
      <text:p text:style-name="P58">Y<text:span text:style-name="T9">ou hear a ‘click’ - You’ve cracked the code! </text:span>However, the door still seems stuck and won’t open</text:p>
      <text:p text:style-name="P27"/>
      <text:p text:style-name="P34"><text:span text:style-name="T57">5</text:span>) Print Inventory.</text:p>
      <text:p text:style-name="P34"/>
      <text:p text:style-name="P34"><text:span text:style-name="T57">6</text:span>) Save and Exit.</text:p>
      <text:p text:style-name="P27"/>
      <text:p text:style-name="P27"/>
      <text:p text:style-name="P5"/>
      <text:p text:style-name="P3">-------------------------------------------<text:span text:style-name="T26">END OF ROOM 1----------------------------------------------------------</text:span></text:p>
      <text:p text:style-name="P3"><text:soft-page-break/></text:p>
      <text:p text:style-name="P46">You hear a ‘click’ - You’ve cracked the code! You proceed to turn the <text:span text:style-name="T50">safe’s handle</text:span> <text:span text:style-name="T50">and pull the heavy </text:span>door <text:span text:style-name="T50">outwards - revealing its contents</text:span>. Inside is <text:span text:style-name="T50">nothing else other than what looks like a</text:span> futuristic toy gun. <text:span text:style-name="T50">You’re slightly disappointed, but realize the gun would make a great toy for your nephew. Better check if it still works. You aim the gun at the cement wall in front of you and with your best Schwarzenegger accent, you deliver your totally original line - “Hasta la vista, baby”. You press the trigger. A large portal opens up on the wall. Startled, you drop the gun and take a step back which causes you to stumble on the kennel behind you, flipping it over and making the kennel’s bottom floor come loose – liberating Snowballs. The dog slowly approaches you with a menacing look on its face. You slowly back away while suddenly – you find yourself in a medieval town – No portal. No dog. No garage. You start inspecting your surroundings – to each of your sides seems to be a variety of buildings; each of them decorated with their own storefront sign – There’s a store which you’re not sure what is being sold, another store labeled ‘general store’ and a castle can be seen far in the distance. People are coming and going.</text:span></text:p>
      <text:p text:style-name="P46"/>
      <text:p text:style-name="P62">1<text:span text:style-name="T57">a</text:span>) Talk to <text:span text:style-name="T57">the</text:span> villager. <text:span text:style-name="T22">(</text:span><text:span text:style-name="T33">Without I</text:span><text:span text:style-name="T31">nvitation</text:span><text:span text:style-name="T27"> in inventory</text:span><text:span text:style-name="T29">)</text:span></text:p>
      <text:p text:style-name="P39">“Oh, good day kind sir. I can tell by the clothes you’re wearing that you are not from here. Want my advice – turn back and return to where you’ve come from. King Jelly Bean is using all of the food supplies and we’re all slowly dying. But before you leave, would you have any food to spare?”</text:p>
      <text:p text:style-name="P48"/>
      <text:p text:style-name="P74">1a) Give the villager some food<text:span text:style-name="T27"> </text:span><text:span text:style-name="T28">(</text:span><text:span text:style-name="T27">With </text:span><text:span text:style-name="T31">only Bread</text:span><text:span text:style-name="T27"> item in inventory.</text:span><text:span text:style-name="T29"> </text:span><text:span text:style-name="T31">Add Invitation to inventory) </text:span><text:span text:style-name="T47">(go back to previous menu)</text:span></text:p>
      <text:p text:style-name="P17">“Oh bless you kind sir. I do not have much to offer, but please accept this invitation to the king castle for the ball.”</text:p>
      <text:p text:style-name="P17"/>
      <text:p text:style-name="P74">1b) Give the villager some food <text:span text:style-name="T28">(</text:span><text:span text:style-name="T27">Without </text:span><text:span text:style-name="T31">Bread</text:span><text:span text:style-name="T27"> item in inventory</text:span><text:span text:style-name="T29">) </text:span><text:span text:style-name="T47">(go back to previous menu)</text:span></text:p>
      <text:p text:style-name="P17">“Well thanks for nothing. Wow, what a tease.”</text:p>
      <text:p text:style-name="P17"/>
      <text:p text:style-name="P68">2) Ignore the hungry villager. <text:span text:style-name="T47">(go back to previous menu)</text:span></text:p>
      <text:p text:style-name="P23"/>
      <text:p text:style-name="P11"><text:span text:style-name="T43">3</text:span>) Print Inventory.</text:p>
      <text:p text:style-name="P36"/>
      <text:p text:style-name="P36"><text:span text:style-name="T38">4</text:span><text:span text:style-name="T36">) Save and Exit.</text:span></text:p>
      <text:p text:style-name="P36"/>
      <text:p text:style-name="P65">1b) Talk to the villager. <text:span text:style-name="T11">(With I</text:span><text:span text:style-name="T20">nvitation</text:span><text:span text:style-name="T23"> in inventory</text:span><text:span text:style-name="T15">)</text:span></text:p>
      <text:p text:style-name="P64"><text:span text:style-name="T56">“Your generosity is greatly appreciated - kind sir. If only we could have a king as generous as you.”</text:span></text:p>
      <text:p text:style-name="P83"/>
      <text:p text:style-name="P39"><text:span text:style-name="T43">2a</text:span>) Go to Unknown store. <text:span text:style-name="T20">(With less than 30 Smeckles in inventory)</text:span></text:p>
      <text:p text:style-name="P59"><text:span text:style-name="T41">“</text:span>Hey, are you tired of real doors, cluttering up your house, where you open 'em, and they actually go somewhere? And you go in another room? <text:span text:style-name="T41">Well welcome to</text:span> "Real Fake Doors"! That's us. <text:span text:style-name="T41">We’ve filled a whole room with them. Tell you what, if you can find the one real door in this store, I’ll give you 30 Smeckles.</text:span></text:p>
      <text:p text:style-name="P59"/>
      <text:p text:style-name="P72">1) Choose door #1.</text:p>
      <text:p text:style-name="P72">“<text:span text:style-name="T53">Oh boy – that’s a fake door. Better luck next time pal!” </text:span><text:span text:style-name="T47">(go back to previous menu)</text:span></text:p>
      <text:p text:style-name="P72"/>
      <text:p text:style-name="P72"><text:span text:style-name="T47"/></text:p>
      <text:p text:style-name="P72"><text:span text:style-name="T53">2</text:span>) Choose door #<text:span text:style-name="T53">2</text:span>. <text:span text:style-name="T17">(1</text:span><text:span text:style-name="T14">st</text:span><text:span text:style-name="T17">: Show text &amp; add </text:span><text:span text:style-name="T20">30</text:span><text:span text:style-name="T17"> Smeckles to inventory) </text:span><text:span text:style-name="T47">(go back to previous menu)</text:span></text:p>
      <text:p text:style-name="P72">“<text:span text:style-name="T42">Wow, you really know your fake doors – a real connoisseur. Here are your thirty Smeckles kind sir. I </text:span><text:soft-page-break/><text:span text:style-name="T42">don’t know I am still in business doing that - This game is full of plot holes.”</text:span></text:p>
      <text:p text:style-name="P72"/>
      <text:p text:style-name="P72"><text:span text:style-name="T53">3</text:span>) Choose door #<text:span text:style-name="T53">3</text:span>.</text:p>
      <text:p text:style-name="P72">“<text:span text:style-name="T53">Oh boy – that’s a fake door. Better luck next time pal!” </text:span><text:span text:style-name="T47">(go back to previous menu)</text:span></text:p>
      <text:p text:style-name="P72"><text:span text:style-name="T47"/></text:p>
      <text:p text:style-name="P72"><text:span text:style-name="T53">4</text:span>) Choose door #<text:span text:style-name="T53">4</text:span>.</text:p>
      <text:p text:style-name="P72">“<text:span text:style-name="T53">Oh boy – that’s a fake door. Better luck next time pal!” </text:span><text:span text:style-name="T47">(go back to previous menu)</text:span></text:p>
      <text:p text:style-name="P72"><text:span text:style-name="T47"/></text:p>
      <text:p text:style-name="P72"><text:span text:style-name="T53">5</text:span>) Choose door #<text:span text:style-name="T53">5</text:span>.</text:p>
      <text:p text:style-name="P72">“<text:span text:style-name="T53">Oh boy – that’s a fake door. Better luck next time pal!” </text:span><text:span text:style-name="T47">(go back to previous menu)</text:span></text:p>
      <text:p text:style-name="P69"/>
      <text:p text:style-name="P69">6) Go back to <text:span text:style-name="T51">the </text:span>village. <text:span text:style-name="T47">(go back to previous menu)</text:span></text:p>
      <text:p text:style-name="P72"/>
      <text:p text:style-name="P73"><text:span text:style-name="T43">7</text:span>) Print Inventory.</text:p>
      <text:p text:style-name="P53"/>
      <text:p text:style-name="P53"><text:span text:style-name="T38">8</text:span><text:span text:style-name="T39">) Save and Exit.</text:span></text:p>
      <text:p text:style-name="P53"><text:span text:style-name="T39"/></text:p>
      <text:p text:style-name="P61"><text:span text:style-name="T43">2b</text:span>) Go to Unknown store. <text:span text:style-name="T20">(With at least 30 Smeckles in inventory) </text:span><text:span text:style-name="T45">(go back to previous menu)</text:span></text:p>
      <text:p text:style-name="P60"><text:span text:style-name="T41">“Hey, I know you. You’re that fake door master who cost me 30 Smeckles. Get out of here!”</text:span></text:p>
      <text:p text:style-name="P40"/>
      <text:p text:style-name="P61"><text:span text:style-name="T43">3a</text:span>) Go to General store <text:span text:style-name="T20">(Without Bread in inventory.)</text:span></text:p>
      <text:p text:style-name="P41">Welcome to the General store what would you like to buy? We have a loaf of bread for 30 Smeckles. That’s it.</text:p>
      <text:p text:style-name="P41"/>
      <text:p text:style-name="P18">1a) <text:span text:style-name="T35">Buy the loaf of bread.</text:span><text:span text:style-name="T27"> </text:span><text:span text:style-name="T12">(</text:span><text:span text:style-name="T11">With </text:span><text:span text:style-name="T21">at least 30 Smeckles</text:span><text:span text:style-name="T11"> in inventory</text:span><text:span text:style-name="T15">)</text:span><text:span text:style-name="T20">(add Bread to inventory)</text:span></text:p>
      <text:p text:style-name="P22">“Enjoy! You know, not many people get to eat around here. I hope you really enjoy every bite of that loaf you just bought while someone else out there doesn’t.” </text:p>
      <text:p text:style-name="P18"/>
      <text:p text:style-name="P74">1a) <text:span text:style-name="T35">Buy the loaf of bread.</text:span><text:span text:style-name="T27"> </text:span><text:span text:style-name="T12">(</text:span><text:span text:style-name="T11">With </text:span><text:span text:style-name="T21">less than 30 Smeckles</text:span><text:span text:style-name="T11"> in inventory</text:span><text:span text:style-name="T15">) </text:span><text:span text:style-name="T47">(go back to previous menu)</text:span></text:p>
      <text:p text:style-name="P78">“You don’t have enough Smeckles. No Smeckles, no food.”</text:p>
      <text:p text:style-name="P78"/>
      <text:p text:style-name="P71"><text:span text:style-name="T54">2</text:span>) Go back to the village. <text:span text:style-name="T47">(go back to previous menu)</text:span></text:p>
      <text:p text:style-name="P71"/>
      <text:p text:style-name="P73"><text:span text:style-name="T54">3</text:span>) Print Inventory.</text:p>
      <text:p text:style-name="P53"/>
      <text:p text:style-name="P53"><text:span text:style-name="T40">4</text:span><text:span text:style-name="T36">) Save and Exit.</text:span></text:p>
      <text:p text:style-name="P18"/>
      <text:p text:style-name="P61"><text:span text:style-name="T43">3b</text:span>) Go to General store <text:span text:style-name="T20">(With Bread in inventory.) </text:span><text:span text:style-name="T45">(go back to previous menu)</text:span></text:p>
      <text:p text:style-name="P63">The Doors are locked. A note can be seen in the store window reading “Sorry, No more food – store closed”.</text:p>
      <text:p text:style-name="P10"/>
      <text:p text:style-name="P39"><text:span text:style-name="T43">4</text:span>) Go to Castle.</text:p>
      <text:p text:style-name="P39">Upon arriving to the castle wall, you are confronted by two guards. “Halt! What business do you have with King Jelly Bean?”</text:p>
      <text:p text:style-name="P39"/>
      <text:p text:style-name="P17">1a) <text:span text:style-name="T34">I have an invitation.</text:span> <text:span text:style-name="T11">(with invitation </text:span><text:span text:style-name="T24">in inventory</text:span><text:span text:style-name="T11">)</text:span></text:p>
      <text:p text:style-name="P21">“Please! Step right in Mr. slippery stairs.” <text:span text:style-name="T52">Go to <text:s/>FINAL ROOM </text:span></text:p>
      <text:p text:style-name="P17"/>
      <text:p text:style-name="P17">1b) <text:span text:style-name="T34">I have an invitation.</text:span> <text:span text:style-name="T11">(without invitation </text:span><text:span text:style-name="T24">in inventory</text:span><text:span text:style-name="T11">)</text:span></text:p>
      <text:p text:style-name="P19"><text:soft-page-break/>“Liars will not be tolerated in king Jelly Bean’s land. Off with your head!” - GAME OVER</text:p>
      <text:p text:style-name="P19"/>
      <text:p text:style-name="P19">2) Try to sneak pass the guards.</text:p>
      <text:p text:style-name="P20">You decide to wait till nighttime and scale the castle walls to sneak-in without the guard <text:span text:style-name="T51">noticing.</text:span> <text:span text:style-name="T51">Y</text:span>ou start climbing. Everything is going great, you’ve almost cleared the wall when you suddenly lose your grip and fall to the ground. You br<text:span text:style-name="T35">eak</text:span> both your legs. The guards come rushing to investigate the commotion <text:s/>- “<text:span text:style-name="T35">Castle scalars </text:span>will not be tolerated in <text:span text:style-name="T51">K</text:span>ing Jelly Bean’s land. Off with your head!”<text:span text:style-name="T35">. - GAME OVER</text:span></text:p>
      <text:p text:style-name="P20"/>
      <text:p text:style-name="P22">3) Ask them to let you in with an assertive tone.</text:p>
      <text:p text:style-name="P49"><text:span text:style-name="T36">“</text:span><text:span text:style-name="T37">Rudeness</text:span><text:span text:style-name="T36"> will not be tolerated in king Jelly Bean’s land. Off with your head!” - GAME OVER</text:span></text:p>
      <text:p text:style-name="P20"/>
      <text:p text:style-name="P70">4) Go back to the village. <text:span text:style-name="T47">(go back to previous menu)</text:span></text:p>
      <text:p text:style-name="P22"/>
      <text:p text:style-name="P9"><text:span text:style-name="T35">5</text:span>) Print Inventory.</text:p>
      <text:p text:style-name="P35"/>
      <text:p text:style-name="P35"><text:span text:style-name="T37">6</text:span><text:span text:style-name="T36">) Save and Exit.</text:span></text:p>
      <text:p text:style-name="P35"/>
      <text:p text:style-name="P35"><text:span text:style-name="T43">5</text:span>) Print Inventory.</text:p>
      <text:p text:style-name="P35"/>
      <text:p text:style-name="P35"><text:span text:style-name="T43">6</text:span>) Save and Exit.</text:p>
      <text:p text:style-name="P24"/>
      <text:p text:style-name="P46">------------------------------------------------<text:span text:style-name="T43">FINAL ROOM----------------------------------------------------------</text:span></text:p>
      <text:p text:style-name="P46"/>
      <text:p text:style-name="P50">After entering the castle, an urge to pee overt<text:span text:style-name="T51">akes</text:span> you. In a panic, you <text:span text:style-name="T51">make haste</text:span> to the closest bathroom. <text:span text:style-name="T51">While you’re doing your thing you</text:span> notice <text:span text:style-name="T51">sound coming from the wall to your left.</text:span> <text:span text:style-name="T51">Y</text:span>ou can hear everything coming from the throne room.</text:p>
      <text:p text:style-name="P50"/>
      <text:p text:style-name="P79">“Hahaha! I have made millions for the past five years reselling the food the villagers produced, <text:span text:style-name="T51">the best part is </text:span>I haven’t even had to pay taxes to the legion of kings. At this rate, I will be the richest king of all time in no time. <text:span text:style-name="T51">Oh I hope no one is hearing me speak out loud about my crimes. One could not only put my life in jeopardy with this information, but this person could also overtake my position as King.</text:span>”</text:p>
      <text:p text:style-name="P50"/>
      <text:p text:style-name="P50"><text:span text:style-name="T51">Finally wrapping up your business</text:span> in the bathroom, <text:span text:style-name="T51">you</text:span> make your way to the throne room. </text:p>
      <text:p text:style-name="P50"/>
      <text:p text:style-name="P50">“A yes, Mr. slippery stairs I’ve been expecting you.”</text:p>
      <text:p text:style-name="P42"/>
      <text:p text:style-name="P42"><text:span text:style-name="T44">1</text:span>) Kill the king.</text:p>
      <text:p text:style-name="P43">“Your reign is over King Jelly Bean – <text:span text:style-name="T44">hand the crown over or die fighting for it! I will not let these villagers I’ve just met die for nothing at your hand.”. The king snaps his fingers and ten guards rush to the throne room. “Bravery will not be tolerated in King Jelly Bean’s land. Off with your head!” - GAME OVER</text:span></text:p>
      <text:p text:style-name="P42"/>
      <text:p text:style-name="P44">2<text:span text:style-name="T43">) Blackmail the king about his tax evasions.</text:span></text:p>
      <text:p text:style-name="P56">“Your reign is over King Jelly Bean – <text:span text:style-name="T44">hand the crown over or I will expose you for tax evasion! I will not let these villagers I’ve just met die for nothing at your hand.” You spoke with a new found confidence.</text:span></text:p>
      <text:p text:style-name="P56"/>
      <text:p text:style-name="P56">“<text:span text:style-name="T51">Who are you?! How have you heard of this information I’ve loudly spoken about five minutes ago?! </text:span><text:soft-page-break/><text:span text:style-name="T51">What will you do of me? The Legion of Kings cannot find of this treason – I will be eaten alive! Have mercy for an old Jellybean.”</text:span></text:p>
      <text:p text:style-name="P56"/>
      <text:p text:style-name="P56">“<text:span text:style-name="T51">The name’s Jerry. King Jerry. Now leave this land and never return.”</text:span></text:p>
      <text:p text:style-name="P56"/>
      <text:p text:style-name="P56"><text:span text:style-name="T51">“As you wish... my King.” the jellybean grudgingly spoke.”</text:span></text:p>
      <text:p text:style-name="P56"><text:span text:style-name="T51"><text:s text:c="2"/></text:span></text:p>
      <text:p text:style-name="P56"><text:span text:style-name="T44">And so begins the reign of... KING... JERRY!</text:span></text:p>
      <text:p text:style-name="P43"/>
      <text:p text:style-name="P80">----------------------------------------------------<text:span text:style-name="T51">ROLL CREDITS---------------------------------------------------</text:span></text:p>
      <text:p text:style-name="P46"/>
      <text:p text:style-name="P46"><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artel</meta:initial-creator>
    <meta:creation-date>2017-03-12T11:46:10.841528675</meta:creation-date>
    <dc:date>2017-03-13T13:29:38.157660121</dc:date>
    <dc:creator>Michel Martel</dc:creator>
    <meta:editing-duration>PT1H5M33S</meta:editing-duration>
    <meta:editing-cycles>7</meta:editing-cycles>
    <meta:generator>LibreOffice/4.2.8.2$Linux_X86_64 LibreOffice_project/420$Build-2</meta:generator>
    <meta:document-statistic meta:table-count="0" meta:image-count="0" meta:object-count="0" meta:page-count="6" meta:paragraph-count="112" meta:word-count="2219" meta:character-count="12313" meta:non-whitespace-character-count="10178"/>
  </office:meta>
</office:document-meta>
</file>